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PreformattedText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" style:parent-style-name="Policepardéfaut" style:family="text">
      <style:text-properties style:font-name="Liberation Serif" fo:font-size="12pt" style:font-size-asian="12pt" style:font-size-complex="12pt"/>
    </style:style>
    <style:style style:name="T6" style:parent-style-name="Policepardéfaut" style:family="text">
      <style:text-properties style:font-name="Liberation Serif" fo:font-size="12pt" style:font-size-asian="12pt" style:font-size-complex="12pt"/>
    </style:style>
    <style:style style:name="T7" style:parent-style-name="Policepardéfaut" style:family="text">
      <style:text-properties style:font-name="Liberation Serif" fo:color="#3465A4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font-name="Liberation Serif" fo:font-size="12pt" style:font-size-asian="12pt" style:font-size-complex="12pt"/>
    </style:style>
    <style:style style:name="P9" style:parent-style-name="PreformattedText" style:family="paragraph">
      <style:text-properties style:font-name="Liberation Serif" fo:font-size="12pt" style:font-size-asian="12pt" style:font-size-complex="12pt"/>
    </style:style>
    <style:style style:name="P10" style:parent-style-name="PreformattedText" style:family="paragraph">
      <style:text-properties style:font-name="Liberation Serif" fo:font-size="12pt" style:font-size-asian="12pt" style:font-size-complex="12pt"/>
    </style:style>
    <style:style style:name="T11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12" style:parent-style-name="PreformattedText" style:family="paragraph">
      <style:text-properties style:font-name="Liberation Serif" fo:font-size="12pt" style:font-size-asian="12pt" style:font-size-complex="12pt"/>
    </style:style>
    <style:style style:name="T13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14" style:parent-style-name="Policepardéfaut" style:family="text">
      <style:text-properties style:font-name="Liberation Serif" fo:font-size="12pt" style:font-size-asian="12pt" style:font-size-complex="12pt"/>
    </style:style>
    <style:style style:name="T15" style:parent-style-name="Policepardéfaut" style:family="text">
      <style:text-properties style:font-name="Liberation Serif" fo:font-size="12pt" style:font-size-asian="12pt" style:font-size-complex="12pt"/>
    </style:style>
    <style:style style:name="T16" style:parent-style-name="Lienhypertexte" style:family="text">
      <style:text-properties style:font-name="Liberation Serif" fo:font-size="12pt" style:font-size-asian="12pt" style:font-size-complex="12pt"/>
    </style:style>
    <style:style style:name="T17" style:parent-style-name="Lienhypertexte" style:family="text">
      <style:text-properties style:font-name="Liberation Serif" fo:font-size="12pt" style:font-size-asian="12pt" style:font-size-complex="12pt"/>
    </style:style>
    <style:style style:name="T18" style:parent-style-name="Lienhypertexte" style:family="text">
      <style:text-properties style:font-name="Liberation Serif" fo:font-size="12pt" style:font-size-asian="12pt" style:font-size-complex="12pt"/>
    </style:style>
    <style:style style:name="T19" style:parent-style-name="Policepardéfaut" style:family="text">
      <style:text-properties style:font-name="Liberation Serif" fo:font-size="12pt" style:font-size-asian="12pt" style:font-size-complex="12pt"/>
    </style:style>
    <style:style style:name="T20" style:parent-style-name="Policepardéfaut" style:family="text">
      <style:text-properties style:font-name="Liberation Serif" fo:font-size="12pt" style:font-size-asian="12pt" style:font-size-complex="12pt"/>
    </style:style>
    <style:style style:name="T21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22" style:parent-style-name="Policepardéfaut" style:family="text">
      <style:text-properties style:font-name="Liberation Serif" fo:font-size="12pt" style:font-size-asian="12pt" style:font-size-complex="12pt"/>
    </style:style>
    <style:style style:name="T23" style:parent-style-name="Policepardéfaut" style:family="text">
      <style:text-properties style:font-name="Liberation Serif" fo:font-size="12pt" style:font-size-asian="12pt" style:font-size-complex="12pt"/>
    </style:style>
    <style:style style:name="T24" style:parent-style-name="Policepardéfaut" style:family="text">
      <style:text-properties style:font-name="Liberation Serif" fo:font-size="12pt" style:font-size-asian="12pt" style:font-size-complex="12pt"/>
    </style:style>
    <style:style style:name="T25" style:parent-style-name="Policepardéfaut" style:family="text">
      <style:text-properties style:font-name="Liberation Serif" fo:font-size="12pt" style:font-size-asian="12pt" style:font-size-complex="12pt"/>
    </style:style>
    <style:style style:name="T26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27" style:parent-style-name="Policepardéfaut" style:family="text">
      <style:text-properties style:font-name="Liberation Serif" fo:font-size="12pt" style:font-size-asian="12pt" style:font-size-complex="12pt"/>
    </style:style>
    <style:style style:name="T28" style:parent-style-name="Policepardéfaut" style:family="text">
      <style:text-properties style:font-name="Liberation Serif" fo:font-size="12pt" style:font-size-asian="12pt" style:font-size-complex="12pt"/>
    </style:style>
    <style:style style:name="T29" style:parent-style-name="Policepardéfaut" style:family="text">
      <style:text-properties style:font-name="Liberation Serif" fo:font-size="12pt" style:font-size-asian="12pt" style:font-size-complex="12pt"/>
    </style:style>
    <style:style style:name="T30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31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32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33" style:parent-style-name="Policepardéfaut" style:family="text">
      <style:text-properties style:font-name="Liberation Serif" fo:font-size="12pt" style:font-size-asian="12pt" style:font-size-complex="12pt"/>
    </style:style>
    <style:style style:name="T34" style:parent-style-name="Policepardéfaut" style:family="text">
      <style:text-properties style:font-name="Liberation Serif" fo:font-size="12pt" style:font-size-asian="12pt" style:font-size-complex="12pt"/>
    </style:style>
    <style:style style:name="T35" style:parent-style-name="Policepardéfaut" style:family="text">
      <style:text-properties style:font-name="Liberation Serif" fo:font-size="12pt" style:font-size-asian="12pt" style:font-size-complex="12pt"/>
    </style:style>
    <style:style style:name="T36" style:parent-style-name="Policepardéfaut" style:family="text">
      <style:text-properties style:font-name="Liberation Serif" fo:font-size="12pt" style:font-size-asian="12pt" style:font-size-complex="12pt"/>
    </style:style>
    <style:style style:name="T37" style:parent-style-name="Policepardéfaut" style:family="text">
      <style:text-properties style:font-name="Liberation Serif" fo:font-size="12pt" style:font-size-asian="12pt" style:font-size-complex="12pt"/>
    </style:style>
    <style:style style:name="T38" style:parent-style-name="Policepardéfaut" style:family="text">
      <style:text-properties style:font-name="Liberation Serif" fo:font-size="12pt" style:font-size-asian="12pt" style:font-size-complex="12pt"/>
    </style:style>
    <style:style style:name="T39" style:parent-style-name="Policepardéfaut" style:family="text">
      <style:text-properties style:font-name="Liberation Serif" fo:font-size="12pt" style:font-size-asian="12pt" style:font-size-complex="12pt"/>
    </style:style>
    <style:style style:name="T40" style:parent-style-name="Policepardéfaut" style:family="text">
      <style:text-properties style:font-name="Liberation Serif" fo:font-size="12pt" style:font-size-asian="12pt" style:font-size-complex="12pt"/>
    </style:style>
    <style:style style:name="P41" style:parent-style-name="PreformattedText" style:family="paragraph">
      <style:text-properties style:font-name="Liberation Serif" fo:font-size="12pt" style:font-size-asian="12pt" style:font-size-complex="12pt"/>
    </style:style>
    <style:style style:name="P42" style:parent-style-name="PreformattedText" style:family="paragraph">
      <style:text-properties style:font-name="Liberation Serif" fo:font-size="12pt" style:font-size-asian="12pt" style:font-size-complex="12pt"/>
    </style:style>
    <style:style style:name="P43" style:parent-style-name="PreformattedText" style:family="paragraph">
      <style:text-properties style:font-name="Liberation Serif" fo:font-size="12pt" style:font-size-asian="12pt" style:font-size-complex="12pt"/>
    </style:style>
    <style:style style:name="T44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5" style:parent-style-name="Policepardéfaut" style:family="text">
      <style:text-properties style:font-name="Liberation Serif" fo:font-size="12pt" style:font-size-asian="12pt" style:font-size-complex="12pt"/>
    </style:style>
    <style:style style:name="T46" style:parent-style-name="Policepardéfaut" style:family="text">
      <style:text-properties style:font-name="Liberation Serif" fo:font-size="12pt" style:font-size-asian="12pt" style:font-size-complex="12pt"/>
    </style:style>
    <style:style style:name="T47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48" style:parent-style-name="Policepardéfaut" style:family="text">
      <style:text-properties style:font-name="Liberation Serif" fo:font-size="12pt" style:font-size-asian="12pt" style:font-size-complex="12pt"/>
    </style:style>
    <style:style style:name="T49" style:parent-style-name="Policepardéfaut" style:family="text">
      <style:text-properties style:font-name="Liberation Serif" fo:font-size="12pt" style:font-size-asian="12pt" style:font-size-complex="12pt"/>
    </style:style>
    <style:style style:name="T50" style:parent-style-name="Policepardéfaut" style:family="text">
      <style:text-properties style:font-name="Liberation Serif" fo:font-size="12pt" style:font-size-asian="12pt" style:font-size-complex="12pt"/>
    </style:style>
    <style:style style:name="P51" style:parent-style-name="PreformattedText" style:family="paragraph">
      <style:text-properties style:font-name="Liberation Serif" fo:font-size="12pt" style:font-size-asian="12pt" style:font-size-complex="12pt"/>
    </style:style>
    <style:style style:name="T52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3" style:parent-style-name="Policepardéfaut" style:family="text">
      <style:text-properties style:font-name="Liberation Serif" fo:font-size="12pt" style:font-size-asian="12pt" style:font-size-complex="12pt"/>
    </style:style>
    <style:style style:name="T54" style:parent-style-name="Policepardéfaut" style:family="text">
      <style:text-properties style:font-name="Liberation Serif" fo:font-size="12pt" style:font-size-asian="12pt" style:font-size-complex="12pt"/>
    </style:style>
    <style:style style:name="T55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style:font-name="Liberation Serif" fo:font-size="12pt" style:font-size-asian="12pt" style:font-size-complex="12pt"/>
    </style:style>
    <style:style style:name="T57" style:parent-style-name="Policepardéfaut" style:family="text">
      <style:text-properties style:font-name="Liberation Serif" fo:font-size="12pt" style:font-size-asian="12pt" style:font-size-complex="12pt"/>
    </style:style>
    <style:style style:name="T58" style:parent-style-name="Policepardéfaut" style:family="text">
      <style:text-properties style:font-name="Liberation Serif" fo:font-size="12pt" style:font-size-asian="12pt" style:font-size-complex="12pt"/>
    </style:style>
    <style:style style:name="T59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60" style:parent-style-name="Policepardéfaut" style:family="text">
      <style:text-properties style:font-name="Liberation Serif" fo:font-size="12pt" style:font-size-asian="12pt" style:font-size-complex="12pt"/>
    </style:style>
    <style:style style:name="T61" style:parent-style-name="Policepardéfaut" style:family="text">
      <style:text-properties style:font-name="Liberation Serif" fo:font-size="12pt" style:font-size-asian="12pt" style:font-size-complex="12pt"/>
    </style:style>
    <style:style style:name="T62" style:parent-style-name="Policepardéfaut" style:family="text">
      <style:text-properties style:font-name="Liberation Serif" fo:font-size="12pt" style:font-size-asian="12pt" style:font-size-complex="12pt"/>
    </style:style>
    <style:style style:name="T63" style:parent-style-name="Policepardéfaut" style:family="text">
      <style:text-properties style:font-name="Liberation Serif" fo:font-size="12pt" style:font-size-asian="12pt" style:font-size-complex="12pt"/>
    </style:style>
    <style:style style:name="T64" style:parent-style-name="Policepardéfaut" style:family="text">
      <style:text-properties style:font-name="Liberation Serif" fo:font-size="12pt" style:font-size-asian="12pt" style:font-size-complex="12pt"/>
    </style:style>
    <style:style style:name="T65" style:parent-style-name="Policepardéfaut" style:family="text">
      <style:text-properties style:font-name="Liberation Serif" fo:font-size="12pt" style:font-size-asian="12pt" style:font-size-complex="12pt"/>
    </style:style>
    <style:style style:name="T66" style:parent-style-name="Policepardéfaut" style:family="text">
      <style:text-properties style:font-name="Liberation Serif" fo:font-size="12pt" style:font-size-asian="12pt" style:font-size-complex="12pt"/>
    </style:style>
    <style:style style:name="T67" style:parent-style-name="Policepardéfaut" style:family="text">
      <style:text-properties style:font-name="Liberation Serif" fo:font-size="12pt" style:font-size-asian="12pt" style:font-size-complex="12pt"/>
    </style:style>
    <style:style style:name="T68" style:parent-style-name="Policepardéfaut" style:family="text">
      <style:text-properties style:font-name="Liberation Serif" fo:font-size="12pt" style:font-size-asian="12pt" style:font-size-complex="12pt"/>
    </style:style>
    <style:style style:name="T69" style:parent-style-name="Policepardéfaut" style:family="text">
      <style:text-properties style:font-name="Liberation Serif" fo:font-size="12pt" style:font-size-asian="12pt" style:font-size-complex="12pt"/>
    </style:style>
    <style:style style:name="T70" style:parent-style-name="Policepardéfaut" style:family="text">
      <style:text-properties style:font-name="Liberation Serif" fo:font-size="12pt" style:font-size-asian="12pt" style:font-size-complex="12pt"/>
    </style:style>
    <style:style style:name="T71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2" style:parent-style-name="Policepardéfaut" style:family="text">
      <style:text-properties style:font-name="Liberation Serif" fo:font-size="12pt" style:font-size-asian="12pt" style:font-size-complex="12pt"/>
    </style:style>
    <style:style style:name="T73" style:parent-style-name="Policepardéfaut" style:family="text">
      <style:text-properties style:font-name="Liberation Serif" fo:font-size="12pt" style:font-size-asian="12pt" style:font-size-complex="12pt"/>
    </style:style>
    <style:style style:name="T74" style:parent-style-name="Policepardéfaut" style:family="text">
      <style:text-properties style:font-name="Liberation Serif" fo:font-size="12pt" style:font-size-asian="12pt" style:font-size-complex="12pt"/>
    </style:style>
    <style:style style:name="T75" style:parent-style-name="Policepardéfaut" style:family="text">
      <style:text-properties style:font-name="Liberation Serif" fo:font-size="12pt" style:font-size-asian="12pt" style:font-size-complex="12pt"/>
    </style:style>
    <style:style style:name="T76" style:parent-style-name="Policepardéfaut" style:family="text">
      <style:text-properties style:font-name="Liberation Serif" fo:font-size="12pt" style:font-size-asian="12pt" style:font-size-complex="12pt"/>
    </style:style>
    <style:style style:name="T77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78" style:parent-style-name="Policepardéfaut" style:family="text">
      <style:text-properties style:font-name="Liberation Serif" fo:font-size="12pt" style:font-size-asian="12pt" style:font-size-complex="12pt"/>
    </style:style>
    <style:style style:name="T79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0" style:parent-style-name="Policepardéfaut" style:family="text">
      <style:text-properties style:font-name="Liberation Serif" fo:font-size="12pt" style:font-size-asian="12pt" style:font-size-complex="12pt"/>
    </style:style>
    <style:style style:name="T81" style:parent-style-name="Policepardéfaut" style:family="text">
      <style:text-properties style:font-name="Liberation Serif" fo:font-size="12pt" style:font-size-asian="12pt" style:font-size-complex="12pt"/>
    </style:style>
    <style:style style:name="T82" style:parent-style-name="Policepardéfaut" style:family="text">
      <style:text-properties style:font-name="Liberation Serif" fo:font-size="12pt" style:font-size-asian="12pt" style:font-size-complex="12pt"/>
    </style:style>
    <style:style style:name="P83" style:parent-style-name="PreformattedText" style:family="paragraph">
      <style:text-properties style:font-name="Liberation Serif" fo:font-size="12pt" style:font-size-asian="12pt" style:font-size-complex="12pt"/>
    </style:style>
    <style:style style:name="T84" style:parent-style-name="Policepardéfau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85" style:parent-style-name="Policepardéfaut" style:family="text">
      <style:text-properties style:font-name="Liberation Serif" fo:font-size="12pt" style:font-size-asian="12pt" style:font-size-complex="12pt"/>
    </style:style>
    <style:style style:name="T86" style:parent-style-name="Policepardéfaut" style:family="text">
      <style:text-properties style:font-name="Liberation Serif" fo:font-size="12pt" style:font-size-asian="12pt" style:font-size-complex="12pt"/>
    </style:style>
    <style:style style:name="T87" style:parent-style-name="Policepardéfaut" style:family="text">
      <style:text-properties style:font-name="Liberation Serif" fo:font-size="12pt" style:font-size-asian="12pt" style:font-size-complex="12pt"/>
    </style:style>
    <style:style style:name="T88" style:parent-style-name="Policepardéfaut" style:family="text">
      <style:text-properties style:font-name="Liberation Serif" fo:font-size="12pt" style:font-size-asian="12pt" style:font-size-complex="12pt"/>
    </style:style>
    <style:style style:name="T89" style:parent-style-name="Policepardéfaut" style:family="text">
      <style:text-properties style:font-name="Liberation Serif" fo:font-size="12pt" style:font-size-asian="12pt" style:font-size-complex="12pt"/>
    </style:style>
    <style:style style:name="P90" style:parent-style-name="PreformattedText" style:family="paragraph">
      <style:text-properties style:font-name="Liberation Serif" fo:font-size="12pt" style:font-size-asian="12pt" style:font-size-complex="12pt"/>
    </style:style>
    <style:style style:name="P91" style:parent-style-name="PreformattedText" style:family="paragraph">
      <style:text-properties style:font-name="Liberation Serif" fo:font-size="12pt" style:font-size-asian="12pt" style:font-size-complex="12pt"/>
    </style:style>
    <style:style style:name="P92" style:parent-style-name="PreformattedText" style:family="paragraph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93" style:parent-style-name="PreformattedText" style:family="paragraph">
      <style:text-properties style:font-name="Liberation Serif" fo:font-size="12pt" style:font-size-asian="12pt" style:font-size-complex="12pt"/>
    </style:style>
  </office:automatic-styles>
  <office:body>
    <office:text text:use-soft-page-breaks="true">
      <text:p text:style-name="P1">Alexandre MAURICE TD I TP 2</text:p>
      <text:p text:style-name="Standard"/>
      <text:p text:style-name="P2">S1.03 - Installation d'un poste pour le développement</text:p>
      <text:p text:style-name="P3">Installation instructions<text:s/>for Linux</text:p>
      <text:p text:style-name="P4"><text:bookmark-start text:name="tw-target-text"/><text:bookmark-end text:name="tw-target-text"/>Prerequisites:</text:p>
      <text:p text:style-name="PreformattedText"><text:span text:style-name="T5">Have a Linux boot volume (key / disk / CD), if you don't have one, you can download the latest<text:s/></text:span><text:span text:style-name="T6">version here:<text:s/></text:span><text:span text:style-name="T7">https://ubuntu.com/download/desktop</text:span><text:span text:style-name="T8"><text:s/>and then place the file on the drive.</text:span></text:p>
      <text:p text:style-name="P9">Make sure your computer<text:s/>is able to<text:s/>connect to the internet via an Ethernet cable or a Wi-Fi network.</text:p>
      <text:p text:style-name="P10"/>
      <text:p text:style-name="PreformattedText"><text:span text:style-name="T11">Vitual-box :</text:span></text:p>
      <text:p text:style-name="P12">You may want to install it on Vitual-box, so here are some instructons to setup it :</text:p>
      <text:p text:style-name="PreformattedText"><text:span text:style-name="T13">Step 1:</text:span><text:span text:style-name="T14"><text:s/></text:span><text:span text:style-name="T15">After<text:s/></text:span><text:a xlink:href="https://download.virtualbox.org/virtualbox/6.1.30/VirtualBox-6.1.30-148432-Win.exe" office:target-frame-name="_top" xlink:show="replace"><text:span text:style-name="T16">installing Virtu</text:span><text:bookmark-start text:name="_Hlt93066515"/><text:bookmark-start text:name="_Hlt93066516"/><text:span text:style-name="T17">a</text:span><text:bookmark-end text:name="_Hlt93066515"/><text:bookmark-end text:name="_Hlt93066516"/><text:span text:style-name="T18">l-box</text:span></text:a><text:span text:style-name="T19">,<text:s/></text:span><text:span text:style-name="T20">create a new environment by clicking on the "New" star looking icon and give it a name.</text:span></text:p>
      <text:p text:style-name="PreformattedText"><text:span text:style-name="T21">Step 2:</text:span><text:span text:style-name="T22"><text:s/></text:span><text:span text:style-name="T23">Allocate a good RAM ratio depending on your PC’s specs and just click "Next" for all the boxes that appears.</text:span><text:span text:style-name="T24"><text:s/></text:span><text:span text:style-name="T25">Finally, click on "Create".</text:span></text:p>
      <text:p text:style-name="PreformattedText"><text:span text:style-name="T26">Step 3:</text:span><text:span text:style-name="T27"><text:s/></text:span><text:span text:style-name="T28">Right click on your machine on the lest side pannel, then "Storage"</text:span><text:span text:style-name="T29">, and select the key where you’ve downloaded Linux.</text:span></text:p>
      <text:p text:style-name="PreformattedText"><text:span text:style-name="T30">Step<text:s/></text:span><text:span text:style-name="T31">4</text:span><text:span text:style-name="T32">:</text:span><text:span text:style-name="T33"><text:s/></text:span><text:span text:style-name="T34">Your virtual machine<text:s/></text:span><text:span text:style-name="T35">now<text:s/></text:span><text:span text:style-name="T36">ready to go</text:span><text:span text:style-name="T37">, so click on "</text:span><text:span text:style-name="T38">Start"</text:span><text:span text:style-name="T39">. You will have to select the file where the<text:s/></text:span><text:span text:style-name="T40">Linux file is.</text:span></text:p>
      <text:p text:style-name="P41">Now you can proceed to the Linux installation, specified bellow.</text:p>
      <text:p text:style-name="P42"/>
      <text:p text:style-name="P43">Linux installation :</text:p>
      <text:p text:style-name="PreformattedText"><text:span text:style-name="T44">Step 1:</text:span><text:span text:style-name="T45"><text:s/>insert your boot drive into your computer and turn on your</text:span><text:span text:style-name="T46"><text:s/>machine.</text:span></text:p>
      <text:p text:style-name="PreformattedText"><text:span text:style-name="T47">Step 2:</text:span><text:span text:style-name="T48"><text:s/></text:span><text:span text:style-name="T49">u</text:span><text:span text:style-name="T50">se the “up arrow” and “down arrow” keys and highlight “Ubuntu”, then press the “Enter” key.</text:span></text:p>
      <text:p text:style-name="P51">The installation procedure should start after a slight loading time.</text:p>
      <text:p text:style-name="PreformattedText"><text:span text:style-name="T52">Step 3:</text:span><text:span text:style-name="T53"><text:s/>select the language of the operating system (prefer "English" or "Fr</text:span><text:span text:style-name="T54">ançais") then click on “Install Ubuntu”.</text:span></text:p>
      <text:p text:style-name="PreformattedText"><text:span text:style-name="T55">Step 4:</text:span><text:span text:style-name="T56"><text:s/></text:span><text:span text:style-name="T57">s</text:span><text:span text:style-name="T58">elect the right keyboard layout (you can also detect it). Normally, no changes are necessary. You can test your keyboard layout in the text box below the two selection panes.</text:span></text:p>
      <text:p text:style-name="PreformattedText"><text:span text:style-name="T59">Step 5:</text:span><text:span text:style-name="T60"><text:s/>what you need now is to</text:span><text:span text:style-name="T61"><text:s/>cho</text:span><text:span text:style-name="T62">o</text:span><text:span text:style-name="T63">se which installation you want to perform. Choose the<text:s/></text:span><text:span text:style-name="T64">“</text:span><text:span text:style-name="T65">normal installation</text:span><text:span text:style-name="T66">”</text:span><text:span text:style-name="T67">, and check the box "</text:span><text:span text:style-name="T68">Download</text:span><text:span text:style-name="T69"><text:s/>updates while installing Ubuntu", this will prevent you from doing it manually later. You can also select the last option if you want, but it’s not n</text:span><text:span text:style-name="T70">ecessary. Click on "Continue".</text:span></text:p>
      <text:p text:style-name="PreformattedText"><text:span text:style-name="T71">Step 6:</text:span><text:span text:style-name="T72"><text:s/></text:span><text:span text:style-name="T73">c</text:span><text:span text:style-name="T74">hoose to erase the disk and install Ubuntu. Click on "</text:span><text:span text:style-name="T75">Install Now</text:span><text:span text:style-name="T76">".</text:span></text:p>
      <text:p text:style-name="PreformattedText"><text:span text:style-name="T77">Step 7:</text:span><text:span text:style-name="T78"><text:s/>select the time zone corresponding to your geographic area.</text:span></text:p>
      <text:p text:style-name="PreformattedText"><text:span text:style-name="T79">Step 8:</text:span><text:span text:style-name="T80"><text:s/></text:span><text:span text:style-name="T81">e</text:span><text:span text:style-name="T82">nter your name (=computer’s name) and password (which you must remember because you will enter it each time you log in).</text:span></text:p>
      <text:p text:style-name="P83">The installation should<text:s/>finish soon. This step may take a<text:s/>while, be careful that your computer does not turn off.</text:p>
      <text:p text:style-name="PreformattedText"><text:span text:style-name="T84">Step 9:</text:span><text:span text:style-name="T85"><text:s/></text:span><text:span text:style-name="T86">a</text:span><text:span text:style-name="T87">fter this loading time, you need to click on “Restart<text:s/></text:span><text:span text:style-name="T88">N</text:span><text:span text:style-name="T89">ow”.</text:span></text:p>
      <text:p text:style-name="P90">You can now log in and freely use your computer! ;)</text:p>
      <text:p text:style-name="P91"/>
      <text:p text:style-name="P92">If you’ve decided not to perform updates during installation (at step 5):</text:p>
      <text:p text:style-name="P93">Open<text:s/>a terminal then type the command "sudo apt update &amp;&amp; sudo apt upgrade -y", and press<text:s/>"enter". Then enter the password for your session. After a slight loading time, that's it, your computer is up to date!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andre Maurice</dc:creator>
    <meta:creation-date>2022-01-14T14:23:00Z</meta:creation-date>
    <dc:date>2022-01-14T14:52:00Z</dc:date>
    <meta:template xlink:href="Normal.dotm" xlink:type="simple"/>
    <meta:editing-cycles>28</meta:editing-cycles>
    <meta:editing-duration>PT9960S</meta:editing-duration>
    <meta:document-statistic meta:page-count="1" meta:paragraph-count="5" meta:word-count="444" meta:character-count="2886" meta:row-count="20" meta:non-whitespace-character-count="2447"/>
  </office:meta>
</office:document-meta>
</file>